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רעיונות שיהיה מעניין</text:p>
      <text:p text:style-name="P1">בעמוד הטיזרי- תמונה של אבא, לגזור אותה ולעשות אנימציה חמודה בגיף</text:p>
      <text:p text:style-name="P1"><text:tab/><text:tab/>אבא מבועת על אוטובוס :)</text:p>
      <text:p text:style-name="P1"><text:tab/><text:tab/></text:p>
      <text:p text:style-name="P2">מבנה אפשרי</text:p>
      <text:p text:style-name="P1">עמוד בית שהוא טיזרי</text:p>
      <text:p text:style-name="P1">סיפורים </text:p>
      <text:p text:style-name="P1"/>
      <text:p text:style-name="P2">סיפורים שאני רוצה</text:p>
      <text:p text:style-name="P2"><text:span text:style-name="T1">הפעם הראשונה של אבא על אוטובו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1-05T02:32:58.57</dc:date>
    <dc:creator>רקפת חתול-גדול</dc:creator>
    <meta:generator>OpenOffice/4.1.4$Win32 OpenOffice.org_project/414m5$Build-9788</meta:generator>
    <meta:editing-duration>PT3H11M55S</meta:editing-duration>
    <meta:editing-cycles>2</meta:editing-cycles>
    <meta:document-statistic meta:table-count="0" meta:image-count="0" meta:object-count="0" meta:page-count="1" meta:paragraph-count="9" meta:word-count="37" meta:character-count="195"/>
  </office:meta>
</office:document-meta>
</file>